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77mm"/>
    </style:style>
    <style:style style:name="co2" style:family="table-column">
      <style:table-column-properties fo:break-before="auto" style:column-width="147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0099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prog</text:p>
          </table:table-cell>
          <table:table-cell table:style-name="ce1" office:value-type="string" calcext:value-type="string">
            <text:p>descriptif</text:p>
          </table:table-cell>
          <table:table-cell table:style-name="ce1"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cycle_frein_EC1</text:p>
          </table:table-cell>
          <table:table-cell office:value-type="string" calcext:value-type="string">
            <text:p>realise des cycles de serrage/desserrage des freins( modulation de la consigne)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MCP3201_ammeter</text:p>
          </table:table-cell>
          <table:table-cell office:value-type="string" calcext:value-type="string">
            <text:p>mesure de courant (shunt 0,2Ohm) jusqu’a 500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WM_consigne EC1</text:p>
          </table:table-cell>
          <table:table-cell office:value-type="string" calcext:value-type="string">
            <text:p>genere une consigne (pwm) en vonction de la position d’un p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eglage PC</text:p>
          </table:table-cell>
          <table:table-cell office:value-type="string" calcext:value-type="string">
            <text:p>en fonction d’un seleceur rotatif, genere differentes consigne et fait une mesure de la pression</text:p>
          </table:table-cell>
          <table:table-cell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MCP3201_capteurPression</text:p>
          </table:table-cell>
          <table:table-cell office:value-type="string" calcext:value-type="string">
            <text:p>mesure du courant provenant du capteur PGO et retournant une valeur de pression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7">00/00/0000</text:date>, <text:time style:data-style-name="N2" text:time-value="03:41:02.426920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6:00:23.115026533</meta:creation-date>
    <dc:date>2019-07-27T06:52:00.228839876</dc:date>
    <meta:editing-duration>PT8H49M11S</meta:editing-duration>
    <meta:editing-cycles>3</meta:editing-cycles>
    <meta:generator>LibreOffice/5.2.7.2$Linux_ARM_EABI LibreOffice_project/20m0$Build-2</meta:generator>
    <meta:document-statistic meta:table-count="1" meta:cell-count="19" meta:object-count="0"/>
  </office:meta>
</office:document-meta>
</file>